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14670" officeooo:paragraph-rsid="00295f61"/>
    </style:style>
    <style:style style:name="P6" style:family="paragraph" style:parent-style-name="Table_20_Contents">
      <style:paragraph-properties fo:text-align="start" style:justify-single-word="false"/>
      <style:text-properties style:font-name="Arial" officeooo:rsid="00295f61" officeooo:paragraph-rsid="00295f61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95f61" officeooo:paragraph-rsid="00295f61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Arial" officeooo:rsid="00295f61" officeooo:paragraph-rsid="00295f61"/>
    </style:style>
    <style:style style:name="P11" style:family="paragraph" style:parent-style-name="Table_20_Contents" style:list-style-name="L2">
      <style:text-properties style:font-name="Arial" officeooo:rsid="00295f61" officeooo:paragraph-rsid="00295f61"/>
    </style:style>
    <style:style style:name="P12" style:family="paragraph" style:parent-style-name="Table_20_Contents" style:list-style-name="L2">
      <style:text-properties style:font-name="Arial" officeooo:rsid="00282875" officeooo:paragraph-rsid="00282875"/>
    </style:style>
    <style:style style:name="T1" style:family="text">
      <style:text-properties fo:font-weight="bold" officeooo:rsid="00214670" style:font-weight-asian="bold" style:font-weight-complex="bold"/>
    </style:style>
    <style:style style:name="T2" style:family="text">
      <style:text-properties fo:font-weight="bold" officeooo:rsid="00282875" style:font-weight-asian="bold" style:font-weight-complex="bold"/>
    </style:style>
    <style:style style:name="T3" style:family="text">
      <style:text-properties fo:font-weight="bold" officeooo:rsid="00295f61" style:font-weight-asian="bold" style:font-weight-complex="bold"/>
    </style:style>
    <style:style style:name="T4" style:family="text">
      <style:text-properties fo:font-weight="bold" officeooo:rsid="002b58d3" style:font-weight-asian="bold" style:font-weight-complex="bold"/>
    </style:style>
    <style:style style:name="T5" style:family="text">
      <style:text-properties officeooo:rsid="00214670"/>
    </style:style>
    <style:style style:name="T6" style:family="text">
      <style:text-properties officeooo:rsid="00282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3">5</text:span></text:p>
          </table:table-cell>
          <table:table-cell table:style-name="Tabelle4.A1" office:value-type="string">
            <text:p text:style-name="P2">Element: <text:span text:style-name="T4">6</text:span></text:p>
          </table:table-cell>
          <table:table-cell table:style-name="Tabelle4.C1" office:value-type="string">
            <text:p text:style-name="P2">Title: <text:span text:style-name="T1">Assignment </text:span><text:span text:style-name="T3">5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5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<text:span text:style-name="T6">4</text:span></text:p>
          </table:table-cell>
          <table:table-cell table:style-name="Tabelle1.C3" office:value-type="string">
            <text:list xml:id="list6189244823374189604" text:style-name="L1">
              <text:list-item>
                <text:p text:style-name="P10">We take the calculator example and modify it: we want to implement it using a function</text:p>
              </text:list-item>
              <text:list-item>
                <text:p text:style-name="P10">A function GetNumber that replaces the InputBox statements to get a number</text:p>
              </text:list-item>
            </text:list>
            <text:p text:style-name="P6"/>
          </table:table-cell>
        </table:table-row>
        <table:table-row table:style-name="Tabelle1.2">
          <table:table-cell table:style-name="Tabelle1.A2" office:value-type="string">
            <text:p text:style-name="P7">2</text:p>
          </table:table-cell>
          <table:table-cell table:style-name="Tabelle1.A2" office:value-type="string">
            <text:p text:style-name="P5">Assignment <text:span text:style-name="T6">4</text:span></text:p>
          </table:table-cell>
          <table:table-cell table:style-name="Tabelle1.C3" office:value-type="string">
            <text:list xml:id="list173440638162816" text:continue-numbering="true" text:style-name="L1">
              <text:list-item>
                <text:p text:style-name="P10">The function GetNumber takes a text that is displayed as a parameter and either returns a number, or exits the program, if the user hits cancel</text:p>
              </text:list-item>
              <text:list-item>
                <text:p text:style-name="P10">Also, if the user enters something that is not a number, the InputBox is shown repeatedly, until a number is entered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3</text:p>
          </table:table-cell>
          <table:table-cell table:style-name="Tabelle1.A2" office:value-type="string">
            <text:p text:style-name="P4">Assignment <text:span text:style-name="T6">4</text:span></text:p>
          </table:table-cell>
          <table:table-cell table:style-name="Tabelle1.C4" office:value-type="string">
            <text:list xml:id="list5969394132713297681" text:style-name="L2">
              <text:list-item>
                <text:p text:style-name="P12">Hints:</text:p>
              </text:list-item>
              <text:list-item>
                <text:p text:style-name="P11">Define a function GetNumber that takes one parameter</text:p>
              </text:list-item>
              <text:list-item>
                <text:p text:style-name="P11">Use a while loop that</text:p>
              </text:list-item>
              <text:list-item>
                <text:p text:style-name="P11">In the loop, use InputBox to get a text from the user</text:p>
              </text:list-item>
              <text:list-item>
                <text:p text:style-name="P11">The loop runs until the entered text is a number</text:p>
              </text:list-item>
              <text:list-item>
                <text:p text:style-name="P11">Convert the entered text to a number</text:p>
              </text:list-item>
              <text:list-item>
                <text:p text:style-name="P11">The function then returns the number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9M</meta:editing-duration>
    <meta:editing-cycles>16</meta:editing-cycles>
    <meta:generator>LibreOffice/4.1.3.2$Windows_x86 LibreOffice_project/70feb7d99726f064edab4605a8ab840c50ec57a</meta:generator>
    <dc:date>2015-08-04T17:34:40.556000000</dc:date>
    <meta:document-statistic meta:table-count="2" meta:image-count="0" meta:object-count="0" meta:page-count="1" meta:paragraph-count="23" meta:word-count="165" meta:character-count="846" meta:non-whitespace-character-count="715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